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svg:stroke-color="#aea79f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4.445cm" svg:x="2.905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302cm" svg:y="4.68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layer="layout" svg:width="5.463cm" svg:height="0.962cm" svg:x="2.686cm" svg:y="3.04cm">
          <draw:text-box>
            <text:p>Researchers pool</text:p>
          </draw:text-box>
        </draw:frame>
        <draw:custom-shape draw:style-name="gr1" draw:text-style-name="P1" draw:layer="layout" svg:width="15.875cm" svg:height="9.779cm" svg:x="2.905cm" svg:y="9.50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619cm" svg:height="0.962cm" svg:x="2.877cm" svg:y="9.509cm">
          <draw:text-box>
            <text:p>System</text:p>
          </draw:text-box>
        </draw:frame>
        <draw:g>
          <draw:custom-shape draw:style-name="gr2" draw:text-style-name="P1" draw:layer="layout" svg:width="0.788cm" svg:height="0.788cm" svg:x="8.446cm" svg:y="4.70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87cm" svg:height="0.787cm" svg:x="6.347cm" svg:y="5.62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88cm" svg:height="0.787cm" svg:x="8.446cm" svg:y="6.01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" draw:text-style-name="P1" draw:layer="layout" svg:width="3.429cm" svg:height="3.429cm" svg:x="6.207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" draw:layer="layout" svg:x1="7.731cm" svg:y1="8.239cm" svg:x2="7.731cm" svg:y2="10.525cm">
          <text:p/>
        </draw:line>
        <draw:frame draw:style-name="gr3" draw:layer="layout" svg:width="1.031cm" svg:height="0.962cm" svg:x="7.858cm" svg:y="8.366cm">
          <draw:text-box>
            <text:p>t1</text:p>
          </draw:text-box>
        </draw:frame>
        <draw:g>
          <draw:custom-shape draw:style-name="gr2" draw:text-style-name="P1" draw:layer="layout" svg:width="0.762cm" svg:height="0.762cm" svg:x="8.367cm" svg:y="11.98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62cm" svg:height="0.762cm" svg:x="6.335cm" svg:y="12.87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62cm" svg:height="0.762cm" svg:x="8.367cm" svg:y="13.25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" draw:text-style-name="P1" draw:layer="layout" svg:width="3.81cm" svg:height="3.81cm" svg:x="5.954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762cm" svg:height="0.762cm" svg:x="11.922cm" svg:y="5.69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62cm" svg:height="0.762cm" svg:x="14.589cm" svg:y="4.30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62cm" svg:height="0.762cm" svg:x="11.795cm" svg:y="3.92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" draw:text-style-name="P1" draw:layer="layout" svg:width="4.445cm" svg:height="3.81cm" svg:x="11.16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" draw:layer="layout" svg:x1="13.456cm" svg:y1="8.039cm" svg:x2="13.456cm" svg:y2="10.325cm">
          <text:p/>
        </draw:line>
        <draw:frame draw:style-name="gr3" draw:layer="layout" svg:width="1.031cm" svg:height="0.962cm" svg:x="13.558cm" svg:y="8.166cm">
          <draw:text-box>
            <text:p>t2</text:p>
          </draw:text-box>
        </draw:frame>
        <draw:g>
          <draw:custom-shape draw:style-name="gr2" draw:text-style-name="P1" draw:layer="layout" svg:width="0.762cm" svg:height="0.762cm" svg:x="11.922cm" svg:y="13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62cm" svg:height="0.762cm" svg:x="14.589cm" svg:y="12.40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62cm" svg:height="0.762cm" svg:x="11.795cm" svg:y="12.02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" draw:text-style-name="P1" draw:layer="layout" svg:width="4.445cm" svg:height="3.81cm" svg:x="11.16cm" svg:y="11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0.508cm" svg:height="0.962cm" svg:x="6.588cm" svg:y="16.113cm">
          <draw:text-box>
            <text:p/>
          </draw:text-box>
        </draw:frame>
        <draw:g>
          <draw:custom-shape draw:style-name="gr6" draw:text-style-name="P1" draw:layer="layout" svg:width="0.635cm" svg:height="0.635cm" svg:x="6.588cm" svg:y="16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223cm" svg:y1="16.748cm" svg:x2="8.366cm" svg:y2="16.748cm">
            <text:p/>
          </draw:line>
          <draw:custom-shape draw:style-name="gr8" draw:text-style-name="P1" draw:layer="layout" svg:width="0.889cm" svg:height="0.889cm" svg:x="8.239cm" svg:y="16.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635cm" svg:height="0.635cm" svg:x="6.587cm" svg:y="17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222cm" svg:y1="18.033cm" svg:x2="8.365cm" svg:y2="18.033cm">
            <text:p/>
          </draw:line>
          <draw:custom-shape draw:style-name="gr9" draw:text-style-name="P1" draw:layer="layout" svg:width="0.889cm" svg:height="0.889cm" svg:x="8.238cm" svg:y="17.5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0.635cm" svg:height="0.635cm" svg:x="12.43cm" svg:y="17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065cm" svg:y1="18.033cm" svg:x2="14.208cm" svg:y2="18.033cm">
            <text:p/>
          </draw:line>
          <draw:custom-shape draw:style-name="gr9" draw:text-style-name="P1" draw:layer="layout" svg:width="0.889cm" svg:height="0.889cm" svg:x="14.081cm" svg:y="17.5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635cm" svg:height="0.635cm" svg:x="12.43cm" svg:y="16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065cm" svg:y1="16.748cm" svg:x2="14.208cm" svg:y2="16.748cm">
            <text:p/>
          </draw:line>
          <draw:custom-shape draw:style-name="gr9" draw:text-style-name="P1" draw:layer="layout" svg:width="0.889cm" svg:height="0.889cm" svg:x="14.081cm" svg:y="16.24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15.875cm" svg:height="4.953cm" svg:x="2.878cm" svg:y="20.558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.746cm" svg:height="0.962cm" svg:x="2.953cm" svg:y="20.612cm">
          <draw:text-box>
            <text:p>Output</text:p>
          </draw:text-box>
        </draw:frame>
        <draw:g>
          <draw:custom-shape draw:style-name="gr6" draw:text-style-name="P1" draw:layer="layout" svg:width="0.635cm" svg:height="0.635cm" svg:x="5.445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08cm" svg:y1="22.971cm" svg:x2="7.223cm" svg:y2="22.971cm">
            <text:p/>
          </draw:line>
          <draw:custom-shape draw:style-name="gr9" draw:text-style-name="P1" draw:layer="layout" svg:width="0.889cm" svg:height="0.889cm" svg:x="7.096cm" svg:y="22.4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0.635cm" svg:height="0.635cm" svg:x="9.181cm" svg:y="22.59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7" draw:text-style-name="P1" draw:layer="layout" svg:x1="9.182cm" svg:y1="22.971cm" svg:x2="8.039cm" svg:y2="22.971cm">
            <text:p/>
          </draw:line>
          <draw:line draw:style-name="gr7" draw:text-style-name="P1" draw:layer="layout" svg:x1="9.183cm" svg:y1="22.971cm" svg:x2="8.04cm" svg:y2="22.971cm">
            <text:p/>
          </draw:line>
        </draw:g>
        <draw:g>
          <draw:custom-shape draw:style-name="gr6" draw:text-style-name="P1" draw:layer="layout" svg:width="0.635cm" svg:height="0.635cm" draw:transform="rotate (-1.58982041564163) translate (6.066cm 22.6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673cm" svg:y1="23.25cm" svg:x2="5.651cm" svg:y2="24.393cm">
            <text:p/>
          </draw:line>
          <draw:custom-shape draw:style-name="gr8" draw:text-style-name="P1" draw:layer="layout" svg:width="0.889cm" svg:height="0.889cm" draw:transform="rotate (-1.58982041564163) translate (6.161cm 24.275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7" draw:text-style-name="P1" draw:layer="layout" svg:x1="12.176cm" svg:y1="24.876cm" svg:x2="13.7cm" svg:y2="23.098cm">
            <text:p/>
          </draw:line>
          <draw:custom-shape draw:style-name="gr2" draw:text-style-name="P1" draw:layer="layout" svg:width="0.762cm" svg:height="0.762cm" svg:x="11.668cm" svg:y="24.62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62cm" svg:height="0.762cm" svg:x="13.319cm" svg:y="22.71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>
          <draw:line draw:style-name="gr7" draw:text-style-name="P1" draw:layer="layout" svg:x1="13.902cm" svg:y1="23.047cm" svg:x2="16.187cm" svg:y2="22.535cm">
            <text:p/>
          </draw:line>
          <draw:custom-shape draw:style-name="gr2" draw:text-style-name="P1" draw:layer="layout" svg:width="0.762cm" svg:height="0.762cm" draw:transform="rotate (-0.641757565958314) translate (13.648cm 22.539cm)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62cm" svg:height="0.762cm" draw:transform="rotate (-0.00209439510239331) translate (15.807cm 22.153cm)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>
          <draw:line draw:style-name="gr7" draw:text-style-name="P1" draw:layer="layout" svg:x1="17.781cm" svg:y1="24.198cm" svg:x2="16.367cm" svg:y2="22.844cm">
            <text:p/>
          </draw:line>
          <draw:custom-shape draw:style-name="gr2" draw:text-style-name="P1" draw:layer="layout" svg:width="0.762cm" svg:height="0.762cm" draw:transform="rotate (-0.111526539202437) translate (17.559cm 23.914cm)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>
          <draw:line draw:style-name="gr7" draw:text-style-name="P1" draw:layer="layout" svg:x1="13.827cm" svg:y1="22.971cm" svg:x2="15.351cm" svg:y2="21.193cm">
            <text:p/>
          </draw:line>
          <draw:custom-shape draw:style-name="gr2" draw:text-style-name="P1" draw:layer="layout" svg:width="0.762cm" svg:height="0.762cm" svg:x="14.97cm" svg:y="20.81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1" draw:layer="layout" svg:width="0.762cm" svg:height="0.762cm" svg:x="13.319cm" svg:y="22.71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>
          <draw:line draw:style-name="gr7" draw:text-style-name="P1" draw:layer="layout" svg:x1="15.377cm" svg:y1="24.793cm" svg:x2="13.954cm" svg:y2="23.352cm">
            <text:p/>
          </draw:line>
          <draw:custom-shape draw:style-name="gr2" draw:text-style-name="P1" draw:layer="layout" svg:width="0.762cm" svg:height="0.762cm" draw:transform="rotate (0.173311194723037) translate (15.052cm 24.62cm)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custom-shape draw:style-name="gr12" draw:text-style-name="P1" draw:layer="layout" svg:width="5.461cm" svg:height="4.365cm" svg:x="7.858cm" svg:y="11.11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53cm" svg:height="0.962cm" svg:x="10.144cm" svg:y="10.225cm">
          <draw:text-box>
            <text:p>?</text:p>
          </draw:text-box>
        </draw:frame>
        <draw:line draw:style-name="gr4" draw:text-style-name="P1" draw:layer="layout" svg:x1="7.731cm" svg:y1="15.197cm" svg:x2="7.731cm" svg:y2="16.467cm">
          <text:p/>
        </draw:line>
        <draw:line draw:style-name="gr4" draw:text-style-name="P1" draw:layer="layout" svg:x1="13.7cm" svg:y1="15.251cm" svg:x2="13.7cm" svg:y2="16.521cm">
          <text:p/>
        </draw:line>
        <draw:frame draw:style-name="gr3" draw:layer="layout" svg:width="7.44cm" svg:height="0.962cm" svg:x="7.122cm" svg:y="2.016cm">
          <draw:text-box>
            <text:p>AGENT BASED MODEL</text:p>
          </draw:text-box>
        </draw:frame>
        <draw:custom-shape draw:style-name="gr13" draw:text-style-name="P1" draw:layer="layout" svg:width="0.889cm" svg:height="3.048cm" svg:x="15.224cm" svg:y="15.7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2.077cm" svg:height="1.361cm" svg:x="16.322cm" svg:y="16.53cm">
          <draw:text-box>
            <text:p text:style-name="P2"><text:span text:style-name="T1">Lock in</text:span><text:span text:style-name="T1"><text:line-break/></text:span><text:span text:style-name="T1">eff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7:00:32.849248577</meta:creation-date>
    <dc:date>2016-09-07T17:23:10.302167460</dc:date>
    <meta:editing-duration>PT17M21S</meta:editing-duration>
    <meta:editing-cycles>6</meta:editing-cycles>
    <meta:generator>LibreOffice/4.2.8.2$Linux_X86_64 LibreOffice_project/420m0$Build-2</meta:generator>
    <meta:document-statistic meta:object-count="85"/>
  </office:meta>
</office:document-meta>
</file>